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.423cm" fo:margin-bottom="0.212cm" loext:contextual-spacing="false"/>
      <style:text-properties fo:font-style="italic" fo:font-weight="normal" officeooo:paragraph-rsid="0007aff2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margin-top="0.423cm" fo:margin-bottom="0.212cm" loext:contextual-spacing="false"/>
      <style:text-properties style:font-name="Nimbus Roman No9 L" fo:font-style="normal" officeooo:rsid="001252ec" officeooo:paragraph-rsid="000dc9c8" style:font-name-asian="DejaVu Sans" style:font-style-asian="normal" style:font-name-complex="DejaVu Sans" style:font-style-complex="normal"/>
    </style:style>
    <style:style style:name="P3" style:family="paragraph" style:parent-style-name="Text_20_body">
      <style:paragraph-properties fo:margin-top="0.423cm" fo:margin-bottom="0.212cm" loext:contextual-spacing="false"/>
      <style:text-properties style:font-name="Nimbus Roman No9 L" officeooo:paragraph-rsid="000dc9c8" style:font-name-asian="DejaVu Sans" style:font-name-complex="DejaVu Sans"/>
    </style:style>
    <style:style style:name="P4" style:family="paragraph" style:parent-style-name="Text_20_body">
      <style:paragraph-properties fo:margin-top="0.423cm" fo:margin-bottom="0.212cm" loext:contextual-spacing="false"/>
      <style:text-properties style:font-name="Nimbus Sans L" fo:font-size="14pt" fo:font-style="normal" fo:font-weight="bold" officeooo:rsid="0015b27e" officeooo:paragraph-rsid="0015b27e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P5" style:family="paragraph" style:parent-style-name="Text_20_body">
      <style:paragraph-properties fo:margin-top="0.423cm" fo:margin-bottom="0.212cm" loext:contextual-spacing="false"/>
      <style:text-properties style:font-name="Nimbus Sans L" fo:font-size="14pt" fo:font-style="normal" fo:font-weight="bold" officeooo:rsid="0015b27e" officeooo:paragraph-rsid="000dc9c8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P6" style:family="paragraph" style:parent-style-name="Standard">
      <style:paragraph-properties fo:margin-top="0.423cm" fo:margin-bottom="0.212cm" loext:contextual-spacing="false"/>
      <style:text-properties style:font-name="Nimbus Roman No9 L" fo:font-size="12pt" fo:font-style="normal" officeooo:rsid="000b3893" officeooo:paragraph-rsid="000dc9c8" style:font-name-asian="DejaVu Sans" style:font-size-asian="12pt" style:font-style-asian="normal" style:font-name-complex="DejaVu Sans" style:font-size-complex="12pt" style:font-style-complex="normal"/>
    </style:style>
    <style:style style:name="P7" style:family="paragraph" style:parent-style-name="Text_20_body">
      <style:text-properties fo:font-style="normal" officeooo:rsid="0001faa5" officeooo:paragraph-rsid="0007aff2" style:font-style-asian="normal" style:font-style-complex="normal"/>
    </style:style>
    <style:style style:name="P8" style:family="paragraph" style:parent-style-name="Text_20_body">
      <style:text-properties fo:font-style="normal" officeooo:rsid="000db0e1" officeooo:paragraph-rsid="000db0e1" style:font-style-asian="normal" style:font-style-complex="normal"/>
    </style:style>
    <style:style style:name="P9" style:family="paragraph" style:parent-style-name="Text_20_body">
      <style:text-properties style:font-name="Nimbus Roman No9 L" fo:font-style="normal" officeooo:rsid="000c3a22" officeooo:paragraph-rsid="000db0e1" style:font-name-asian="DejaVu Sans" style:font-style-asian="normal" style:font-name-complex="DejaVu Sans" style:font-style-complex="normal"/>
    </style:style>
    <style:style style:name="P10" style:family="paragraph" style:parent-style-name="Text_20_body">
      <style:text-properties officeooo:rsid="0016ad86" officeooo:paragraph-rsid="0016ad86"/>
    </style:style>
    <style:style style:name="P11" style:family="paragraph" style:parent-style-name="Standard">
      <style:text-properties officeooo:paragraph-rsid="0007aff2"/>
    </style:style>
    <style:style style:name="P12" style:family="paragraph" style:parent-style-name="Standard">
      <style:text-properties style:font-name="Nimbus Roman No9 L" fo:font-size="12pt" fo:font-style="normal" officeooo:rsid="000b3893" officeooo:paragraph-rsid="000dc9c8" style:font-name-asian="DejaVu Sans" style:font-size-asian="12pt" style:font-style-asian="normal" style:font-name-complex="DejaVu Sans" style:font-size-complex="12pt" style:font-style-complex="normal"/>
    </style:style>
    <style:style style:name="P13" style:family="paragraph" style:parent-style-name="Standard">
      <style:text-properties officeooo:rsid="000db0e1" officeooo:paragraph-rsid="000db0e1"/>
    </style:style>
    <style:style style:name="P14" style:family="paragraph" style:parent-style-name="Text_20_body">
      <style:text-properties officeooo:paragraph-rsid="00139c3e"/>
    </style:style>
    <style:style style:name="P15" style:family="paragraph" style:parent-style-name="Heading_20_2">
      <style:text-properties fo:font-style="normal" officeooo:rsid="0000d33e" officeooo:paragraph-rsid="0000d33e" style:font-style-asian="normal" style:font-style-complex="normal"/>
    </style:style>
    <style:style style:name="P16" style:family="paragraph" style:parent-style-name="Heading_20_2">
      <style:text-properties fo:font-style="normal" officeooo:rsid="0000d33e" officeooo:paragraph-rsid="000db0e1" style:font-style-asian="normal" style:font-style-complex="normal"/>
    </style:style>
    <style:style style:name="P17" style:family="paragraph" style:parent-style-name="Standard" style:list-style-name="L1">
      <style:text-properties officeooo:rsid="000db0e1" officeooo:paragraph-rsid="000db0e1"/>
    </style:style>
    <style:style style:name="P18" style:family="paragraph" style:parent-style-name="Standard" style:list-style-name="L2">
      <style:text-properties officeooo:rsid="000db0e1" officeooo:paragraph-rsid="0016ad86"/>
    </style:style>
    <style:style style:name="P19" style:family="paragraph" style:parent-style-name="Standard" style:list-style-name="L2">
      <style:text-properties officeooo:rsid="0016ad86" officeooo:paragraph-rsid="0016ad86"/>
    </style:style>
    <style:style style:name="P20" style:family="paragraph" style:parent-style-name="Standard" style:list-style-name="L2">
      <style:text-properties officeooo:rsid="001751a7" officeooo:paragraph-rsid="001751a7"/>
    </style:style>
    <style:style style:name="P21" style:family="paragraph" style:parent-style-name="Standard" style:list-style-name="L2">
      <style:text-properties fo:font-style="normal" officeooo:rsid="000db0e1" officeooo:paragraph-rsid="0016ad86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06f23" style:font-style-asian="normal" style:font-style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06f23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1a6d9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06f23" style:font-style-asian="italic" style:font-style-complex="italic"/>
    </style:style>
    <style:style style:name="T8" style:family="text">
      <style:text-properties fo:font-style="italic" officeooo:rsid="001a476c" style:font-style-asian="italic" style:font-style-complex="italic"/>
    </style:style>
    <style:style style:name="T9" style:family="text">
      <style:text-properties fo:font-style="italic" officeooo:rsid="0016ad86" style:font-style-asian="italic" style:font-style-complex="italic"/>
    </style:style>
    <style:style style:name="T10" style:family="text">
      <style:text-properties officeooo:rsid="000db0e1"/>
    </style:style>
    <style:style style:name="T11" style:family="text">
      <style:text-properties officeooo:rsid="00106f23"/>
    </style:style>
    <style:style style:name="T12" style:family="text">
      <style:text-properties officeooo:rsid="001a476c"/>
    </style:style>
    <style:style style:name="T13" style:family="text">
      <style:text-properties officeooo:rsid="000f8363"/>
    </style:style>
    <style:style style:name="T14" style:family="text">
      <style:text-properties officeooo:rsid="000fb1df"/>
    </style:style>
    <style:style style:name="T15" style:family="text">
      <style:text-properties officeooo:rsid="00125ffb"/>
    </style:style>
    <style:style style:name="T16" style:family="text">
      <style:text-properties officeooo:rsid="00139c3e"/>
    </style:style>
    <style:style style:name="T17" style:family="text">
      <style:text-properties officeooo:rsid="0015b27e"/>
    </style:style>
    <style:style style:name="T18" style:family="text">
      <style:text-properties officeooo:rsid="0016ad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P<text:span text:style-name="T13">6</text:span> : <text:span text:style-name="T10">Pipelines Jenkins</text:span></text:h>
      <text:p text:style-name="Standard"/>
      <text:h text:style-name="Heading_20_2" text:outline-level="2">Objectif</text:h>
      <text:list xml:id="list833719822" text:style-name="L1">
        <text:list-item>
          <text:p text:style-name="P17">Mettre en place une pipeline Jenkins</text:p>
          <text:list>
            <text:list-item>
              <text:p text:style-name="P17">Avec les plugins legacy</text:p>
            </text:list-item>
            <text:list-item>
              <text:p text:style-name="P17">Avec le plugin pipeline et un Jenkinsfile</text:p>
            </text:list-item>
          </text:list>
        </text:list-item>
      </text:list>
      <text:p text:style-name="P11"/>
      <text:p text:style-name="P13"/>
      <text:h text:style-name="P15" text:outline-level="2"><text:span text:style-name="T17">6.1 Plugins Legacy</text:span> </text:h>
      <text:p text:style-name="P4">6.1.1 Parallélisme et Copie d’artefacts</text:p>
      <text:p text:style-name="P3">Installer les plugins <text:span text:style-name="T6">DependencyGraph, Copy Artifact </text:span><text:span text:style-name="T2">et </text:span><text:span text:style-name="T7">Join</text:span></text:p>
      <text:p text:style-name="P3"><text:span text:style-name="T11">Créer un nouveau job 3</text:span><text:span text:style-name="T4">_</text:span><text:span text:style-name="T5">DeployInt</text:span><text:span text:style-name="T11"> qui se déclenchera lorsque les 2 jobs </text:span><text:span text:style-name="T4">2_integration</text:span><text:span text:style-name="T11"> et </text:span><text:span text:style-name="T4">2_metrics</text:span><text:span text:style-name="T11"> sont </text:span><text:span text:style-name="T7">successful</text:span></text:p>
      <text:p text:style-name="P2"><text:span text:style-name="T11">C</text:span>e job <text:span text:style-name="T15">déploiera la version snapshot dans le dépôt Nexus</text:span></text:p>
      <text:p text:style-name="P5">6.1.2 Promotion et étape manuelle (Optionnel)</text:p>
      <text:p text:style-name="P12">Installer le<text:span text:style-name="T12">s</text:span> plugin<text:span text:style-name="T12">s</text:span> « <text:span text:style-name="T6">promoted build</text:span> » <text:span text:style-name="T12">et «</text:span><text:span text:style-name="T8"> build pipeline view </text:span><text:span text:style-name="T12">»</text:span></text:p>
      <text:p text:style-name="P6">Sur le job <text:span text:style-name="T3">3_weather_deploy_integration</text:span>, définir une stratégie de promotion manuelle qui déclenche un nouveau job que l’on appelera <text:span text:style-name="T3">4_weather_release</text:span></text:p>
      <text:p text:style-name="P2"/>
      <text:p text:style-name="P7"/>
      <text:h text:style-name="P16" text:outline-level="2"><text:span text:style-name="T17">6.2 Plugins Pipeline et Blue Ocean</text:span> </text:h>
      <text:p text:style-name="P8">Implémenter <text:span text:style-name="T18">une</text:span> pipeline <text:span text:style-name="T16">via </text:span>un <text:span text:style-name="T6">Jenkinsfile</text:span></text:p>
      <text:p text:style-name="P14">Créer un job «<text:span text:style-name="T6"> Mult</text:span><text:span text:style-name="T9">i-</text:span><text:span text:style-name="T6">branch </text:span><text:span text:style-name="T9">pipeline</text:span><text:span text:style-name="T18"> « </text:span>pointant <text:span text:style-name="T18">vers le dépôt projet</text:span></text:p>
      <text:p text:style-name="P10"><text:span text:style-name="T1">Dans un branche git, mettre au point un </text:span><text:span text:style-name="T6">Jenkinsfile</text:span><text:span text:style-name="T1"> qui exécutera la pipeline suivante </text:span><text:span text:style-name="T10">constituée des </text:span>phases<text:span text:style-name="T10"> suivantes :</text:span></text:p>
      <text:list xml:id="list3837925698" text:style-name="L2">
        <text:list-item>
          <text:p text:style-name="P18">Compilation et Test unitaires, <text:span text:style-name="T18">publication des tests</text:span></text:p>
        </text:list-item>
        <text:list-item>
          <text:p text:style-name="P18">En parallèle :</text:p>
          <text:list>
            <text:list-item>
              <text:p text:style-name="P18">Test d’intégration</text:p>
            </text:list-item>
            <text:list-item>
              <text:p text:style-name="P18">Métriques qualité</text:p>
            </text:list-item>
          </text:list>
        </text:list-item>
        <text:list-item>
          <text:p text:style-name="P18"><text:span text:style-name="T18">Si branche de feature, </text:span>Déploiement en intégration <text:span text:style-name="T13">et déploiement vers nexus-snapshot </text:span></text:p>
        </text:list-item>
        <text:list-item>
          <text:p text:style-name="P19">Si branche master, déploiement en pré-production</text:p>
        </text:list-item>
        <text:list-item>
          <text:p text:style-name="P20">Tests fonctionnels et de tests de charge sur les environnement d’intégration et de production</text:p>
        </text:list-item>
        <text:list-item>
          <text:p text:style-name="P18"><text:span text:style-name="T18">Si branche master Approbation</text:span> ma<text:span text:style-name="T14">n</text:span>uelle pour </text:p>
          <text:list>
            <text:list-item>
              <text:p text:style-name="P18"><text:soft-page-break/>Production de release et stockage dans Nexus</text:p>
            </text:list-item>
            <text:list-item>
              <text:p text:style-name="P21">Déploiement en production</text:p>
            </text:list-item>
          </text:list>
        </text:list-item>
      </text:list>
      <text:p text:style-name="P9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5-21T16:14:59</meta:creation-date>
    <dc:date>2021-06-02T08:14:13.369632000</dc:date>
    <meta:editing-duration>PT15H46M51S</meta:editing-duration>
    <meta:editing-cycles>73</meta:editing-cycles>
    <meta:generator>LibreOffice/6.4.7.2$Linux_X86_64 LibreOffice_project/40$Build-2</meta:generator>
    <meta:document-statistic meta:table-count="0" meta:image-count="0" meta:object-count="0" meta:page-count="2" meta:paragraph-count="27" meta:word-count="220" meta:character-count="1398" meta:non-whitespace-character-count="1214"/>
    <meta:user-defined meta:name="Info 1"/>
    <meta:user-defined meta:name="Info 2"/>
    <meta:user-defined meta:name="Info 3"/>
    <meta:user-defined meta:name="Info 4"/>
  </office:meta>
</office:document-meta>
</file>